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obtenido de <text:a xlink:type="simple" xlink:href="https://www.gnu.org/software/gsl/doc/html/integration.html#adaptive-integration-example" text:style-name="Internet_20_link" text:visited-style-name="Visited_20_Internet_20_Link">https://www.gnu.org/software/gsl/doc/html/integration.html#adaptive-integration-example</text:a></text:p>
      <text:p text:style-name="Standard"/>
      <text:p text:style-name="Standard">Calcula el valor de la integral</text:p>
      <text:p text:style-name="Standard"/>
      <text:p text:style-name="Standard"><draw:frame draw:style-name="fr1" draw:name="Objeto1" text:anchor-type="as-char" svg:width="3.953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 salida del programa es:</text:p>
      <text:p text:style-name="Standard"/>
      <text:p text:style-name="Standard"><text:tab/><text:tab/>result = -4.000000000000085265</text:p>
      <text:p text:style-name="Standard"><text:tab/><text:tab/>exact result = -4.000000000000000000</text:p>
      <text:p text:style-name="Standard"><text:tab/><text:tab/>estimated error = <text:s/>0.000000000000135447</text:p>
      <text:p text:style-name="Standard"><text:tab/><text:tab/>actual error = -0.000000000000085265</text:p>
      <text:p text:style-name="Standard"><text:tab/><text:tab/>intervals = 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0:14.070384951</dc:date>
    <meta:editing-duration>PT3M44S</meta:editing-duration>
    <meta:editing-cycles>2</meta:editing-cycles>
    <meta:generator>LibreOffice/7.2.7.2$Linux_X86_64 LibreOffice_project/20$Build-2</meta:generator>
    <meta:document-statistic meta:table-count="0" meta:image-count="0" meta:object-count="1" meta:page-count="1" meta:paragraph-count="9" meta:word-count="33" meta:character-count="328" meta:non-whitespace-character-count="29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sup>
          <mi>x</mi>
          <mrow>
            <mrow>
              <mo stretchy="false">−</mo>
              <mn>1</mn>
            </mrow>
            <mo stretchy="false">/</mo>
            <mn>2</mn>
          </mrow>
        </msup>
      </mrow>
      <mi>log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o stretchy="false">−</mo>
          <mn>4</mn>
        </mrow>
      </mrow>
    </mrow>
    <annotation encoding="StarMath 5.0">int from{0} to{1} x^{-1/2} log(x) dx = -4</annotation>
  </semantics>
</math>
</file>